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  <style:style style:name="Tableau2" style:family="table">
      <style:table-properties table:align="margins" style:width="16.999cm"/>
    </style:style>
    <style:style style:name="Tableau2.A" style:family="table-column">
      <style:table-column-properties style:column-width="8.498cm" style:rel-column-width="32767*"/>
    </style:style>
    <style:style style:name="Tableau2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2.B1" style:family="table-cell">
      <style:table-cell-properties fo:border="0.002cm solid #000000" fo:padding="0.097cm"/>
    </style:style>
    <style:style style:name="Tableau3" style:family="table">
      <style:table-properties table:align="margins" style:width="16.999cm"/>
    </style:style>
    <style:style style:name="Tableau3.A" style:family="table-column">
      <style:table-column-properties style:column-width="8.498cm" style:rel-column-width="32767*"/>
    </style:style>
    <style:style style:name="Tableau3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3.B1" style:family="table-cell">
      <style:table-cell-properties fo:border="0.002cm solid #000000" fo:padding="0.097cm"/>
    </style:style>
    <style:style style:name="Tableau4" style:family="table">
      <style:table-properties table:align="margins" style:width="16.999cm"/>
    </style:style>
    <style:style style:name="Tableau4.A" style:family="table-column">
      <style:table-column-properties style:column-width="16.999cm" style:rel-column-width="65535*"/>
    </style:style>
    <style:style style:name="Tableau4.A1" style:family="table-cell">
      <style:table-cell-properties fo:border="0.002cm solid #000000" fo:padding="0.097cm"/>
    </style:style>
    <style:style style:name="Tableau5" style:family="table">
      <style:table-properties table:align="margins" style:width="16.999cm"/>
    </style:style>
    <style:style style:name="Tableau5.A" style:family="table-column">
      <style:table-column-properties style:column-width="16.999cm" style:rel-column-width="65535*"/>
    </style:style>
    <style:style style:name="Tableau5.A1" style:family="table-cell">
      <style:table-cell-properties fo:border="0.002cm solid #000000" fo:padding="0.097cm"/>
    </style:style>
    <style:style style:name="P1" style:parent-style-name="Standard" style:family="paragraph">
      <style:text-properties style:font-size-asian="10.5pt" fo:font-size="12pt" style:font-size-complex="12pt"/>
    </style:style>
    <style:style style:name="P2" style:parent-style-name="Table_20_Contents" style:family="paragraph">
      <style:text-properties style:font-size-asian="10.5pt" fo:font-size="12pt" style:font-size-complex="12pt"/>
    </style:style>
    <style:style style:name="P3" style:parent-style-name="Table_20_Contents" style:family="paragraph">
      <style:text-properties style:font-size-asian="10.5pt" fo:font-size="12pt" style:font-size-complex="12pt"/>
    </style:style>
    <style:style style:name="P4" style:parent-style-name="Standard" style:family="paragraph">
      <style:text-properties style:font-size-asian="10.5pt" fo:font-size="12pt" style:font-size-complex="12pt"/>
    </style:style>
    <style:style style:name="P5" style:parent-style-name="Text_20_body" style:family="paragraph">
      <style:text-properties style:font-size-asian="5.25pt" fo:font-size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asian="10.5pt" fo:font-size="12pt" style:font-size-complex="12pt"/>
    </style:style>
    <style:style style:name="Sect1" style:family="section">
      <style:section-properties style:editable="false">
        <style:columns fo:column-gap="0cm" fo:column-count="0"/>
      </style:section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1">Héhé here I <office:annotation><dc:creator>POD</dc:creator><dc:date>2015-01-13T16:44:57</dc:date><text:p>No previous "if" statement could be found for this "else" statement.</text:p></office:annotation>have an « else » before I define any « if ».</text:p>
      <text:p text:style-name="P1"/>
      <text:p text:style-name="P1">This line <text:span text:style-name="T1">A</text:span> will be part of the result</text:p>
      <text:p text:style-name="P1"/>
      <text:p>Hello</text:p>
      <text:p text:style-name="P1"/>
      <text:p text:style-name="P1">Héhéhé here I <office:annotation><dc:creator>POD</dc:creator><dc:date>2015-01-13T16:44:57</dc:date><text:p>No previous "if" statement could be found for this "else" statement.</text:p></office:annotation>have an « else » but without any « unconsumed » if available.</text:p>
      <text:p text:style-name="P1"/>
      <table:table table:name="Tableau1" table:style-name="Tableau1">
        <table:table-column table:number-columns-repeated="1" table:style-name="Tableau1.A"/>
        <table:table-column table:number-columns-repeated="1" table:style-name="Tableau1.B"/>
        <table:table-row>
          <table:table-cell office:value-type="string" table:style-name="Tableau1.A1">
            <text:p text:style-name="P2"><text:span text:style-name="T2">a</text:span> </text:p>
          </table:table-cell>
          <table:table-cell office:value-type="string" table:style-name="Tableau1.B1">
            <text:p text:style-name="P2"><text:span text:style-name="T2">aa</text:span> </text:p>
          </table:table-cell>
        </table:table-row>
        <table:table-row>
          <table:table-cell office:value-type="string" table:style-name="Tableau1.A1">
            <text:p text:style-name="P2"><text:span text:style-name="T2">bb</text:span> </text:p>
          </table:table-cell>
          <table:table-cell office:value-type="string" table:style-name="Tableau1.B1">
            <text:p text:style-name="P2"><text:span text:style-name="T2">bb</text:span> </text:p>
          </table:table-cell>
        </table:table-row>
        <table:table-row>
          <table:table-cell office:value-type="string" table:style-name="Tableau1.A1">
            <text:p text:style-name="P2"><text:span text:style-name="T2">cc</text:span> </text:p>
          </table:table-cell>
          <table:table-cell office:value-type="string" table:style-name="Tableau1.B1">
            <text:p text:style-name="P2"><text:span text:style-name="T2">c</text:span> </text:p>
          </table:table-cell>
        </table:table-row>
        <table:table-row>
          <table:table-cell office:value-type="string" table:style-name="Tableau1.A1">
            <text:p text:style-name="P2"><text:span text:style-name="T2">dd</text:span> </text:p>
          </table:table-cell>
          <table:table-cell office:value-type="string" table:style-name="Tableau1.B1">
            <text:p text:style-name="P2"><text:span text:style-name="T2">dd</text:span> </text:p>
          </table:table-cell>
        </table:table-row>
      </table:table>
      <text:p text:style-name="P1"/>
      <text:h text:outline-level="2" text:style-name="Heading_20_2">Now an example with named « ifs ».</text:h>
      <text:section text:style-name="Sect1" text:name="IfSection">
        <text:p text:style-name="P1"/>
        <text:p text:style-name="P1"/>
        <text:p text:style-name="P1">Blabla will be included!</text:p>
      </text:section>
      <text:p text:style-name="P1"/>
      <text:p text:style-name="P1"/>
      <text:p text:style-name="P1">In this example, the names were not needed because pod could unambiguously detect at what « if » each « else » is related. So hereafter, we produce the same example but with unnamed « ifs » instead.</text:p>
      <text:h text:outline-level="2" text:style-name="Heading_20_2">The same example with unnamed « ifs ».</text:h>
      <text:section text:style-name="Sect1" text:name="Section1">
        <text:p text:style-name="P1"/>
        <text:p text:style-name="P1"/>
        <text:p text:style-name="P1">Blabla will be included!</text:p>
      </text:section>
      <text:p text:style-name="P1"/>
      <text:h text:outline-level="2" text:style-name="Heading_20_2">An example where named ifs are needed</text:h>
      <text:p text:style-name="Text_20_body">In this example, the « else » clause needs to explicitly refer to the first named « if »; else, it would have been linked to the second one, which was not what we wanted.</text:p>
      <table:table table:name="Tableau4" table:style-name="Tableau4">
        <table:table-column table:number-columns-repeated="1" table:style-name="Tableau4.A"/>
        <table:table-row>
          <table:table-cell office:value-type="string" table:style-name="Tableau4.A1"/>
        </table:table-row>
      </table:table>
      <text:p text:style-name="P5"/>
      <text:h text:outline-level="2" text:style-name="Heading_20_2">The same example, but without named ifs</text:h>
      <text:p text:style-name="Standard">Indeed, the same example without referring to a named « if » procudes a wrong result: the last line still appears because it is linked by default to the preceding « if » (the second one) and not the first one.</text:p>
      <table:table table:name="Tableau5" table:style-name="Tableau5">
        <table:table-column table:number-columns-repeated="1" table:style-name="Tableau5.A"/>
        <table:table-row>
          <table:table-cell office:value-type="string" table:style-name="Tableau5.A1"/>
        </table:table-row>
      </table:table>
      <text:p text:style-name="P5"/>
      <text:p text:style-name="Standard">It will not be rendered because it is linked to the first « if »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FR" fo:language="fr" style:language-asian="fr" style:language-complex="fr" style:font-size-asian="12pt" fo:font-size="12pt" style:font-size-complex="12pt" style:country-asian="FR" style:country-complex="FR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FR" fo:language="fr" fo:hyphenation-push-char-count="2" style:font-name="Nimbus Roman No9 L" style:language-asian="fr" style:language-complex="fr" style:font-size-asian="12pt" style:font-name-asian="DejaVu Sans" fo:font-size="12pt" style:font-size-complex="12pt" style:country-asian="FR" fo:hyphenation-remain-char-count="2" fo:hyphenate="false" style:font-name-complex="DejaVu Sans" style:country-complex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DejaVu Sans" fo:font-size="14pt" style:font-name-complex="DejaVu Sans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ame="List" style:class="list" style:parent-style-name="Text_20_body" style:family="paragraph"/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/>
    </style:style>
    <style:style style:name="Index" style:class="index" style:parent-style-name="Standard" style:family="paragraph">
      <style:paragraph-properties text:number-lines="false" text:line-number="0"/>
    </style:style>
    <style:style style:name="Internet_20_link" style:display-name="Internet link" style:family="text">
      <style:text-properties style:text-underline-width="auto" fo:color="#000080" style:text-underline-color="font-color" style:text-underline-style="solid"/>
    </style:style>
    <style:style style:name="Visited_20_Internet_20_Link" style:display-name="Visited Internet Link" style:family="text">
      <style:text-properties style:text-underline-width="auto" fo:color="#800000" style:text-underline-color="font-color" style:text-underline-style="solid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4-20T21:43:58</meta:creation-date>
    <dc:creator>Gaetan Delannay</dc:creator>
    <dc:date>2008-03-19T22:52:47</dc:date>
    <dc:language>fr-FR</dc:language>
    <meta:editing-cycles>18</meta:editing-cycles>
    <meta:editing-duration>PT3H59M47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33" meta:word-count="275" meta:character-count="1518"/>
  </office:meta>
</office:document-meta>
</file>